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464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15" table:number-columns-repeated="6" table:default-cell-style-name="Default"/>
        <table:table-column table:style-name="co7" table:number-columns-repeated="1000" table:default-cell-style-name="ce2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008cm" svg:height="1.005cm" svg:x="36.155cm" svg:y="0.053cm" draw:caption-point-x="20.053cm" draw:caption-point-y="-0.043cm">
              <dc:date>2021-03-02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32cm" svg:height="1.137cm" svg:x="21.9cm" svg:y="0.132cm" draw:caption-point-x="20.031cm" draw:caption-point-y="0.274cm">
              <dc:date>2021-03-02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452cm" svg:height="1.031cm" svg:x="24.282cm" svg:y="0.132cm" draw:caption-point-x="20.113cm" draw:caption-point-y="0.274cm">
              <dc:date>2021-03-02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551cm" svg:height="0.74cm" svg:x="26.108cm" svg:y="0.132cm" draw:caption-point-x="20.219cm" draw:caption-point-y="0.274cm">
              <dc:date>2021-03-02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45cm" svg:height="0.634cm" svg:x="34.367cm" svg:y="0.132cm" draw:caption-point-x="20.134cm" draw:caption-point-y="0.274cm">
              <dc:date>2021-03-02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5cm" svg:height="1.694cm" svg:x="9.171cm" svg:y="0.528cm" draw:caption-point-x="20.272cm" draw:caption-point-y="0.275cm">
              <dc:date>2021-03-02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5cm" svg:y="0.528cm" draw:caption-point-x="20.046cm" draw:caption-point-y="0.275cm">
              <dc:date>2021-03-02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9cm" svg:y="0.528cm" draw:caption-point-x="20.144cm" draw:caption-point-y="0.275cm">
              <dc:date>2021-03-02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92cm" svg:y="0.528cm" draw:caption-point-x="20.186cm" draw:caption-point-y="0.275cm">
              <dc:date>2021-03-02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7cm" svg:y="0.528cm" draw:caption-point-x="20.003cm" draw:caption-point-y="0.275cm">
              <dc:date>2021-03-02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211cm" svg:height="2.144cm" svg:x="19.598cm" svg:y="0.528cm" draw:caption-point-x="20.008cm" draw:caption-point-y="0.275cm">
              <dc:date>2021-03-02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82cm" svg:height="1.403cm" svg:x="28.92cm" svg:y="0.528cm" draw:caption-point-x="19.702cm" draw:caption-point-y="0.275cm">
              <dc:date>2021-03-02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67cm" svg:height="0.635cm" svg:x="30.247cm" svg:y="0.528cm" draw:caption-point-x="20.167cm" draw:caption-point-y="0.275cm">
              <dc:date>2021-03-02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073cm" svg:height="1.403cm" svg:x="32.575cm" svg:y="0.528cm" draw:caption-point-x="20.134cm" draw:caption-point-y="0.275cm">
              <dc:date>2021-03-02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6" table:style-name="ce5" office:value-type="float" office:value="0" calcext:value-type="float">
            <text:p><text:s/>- </text:p>
          </table:table-cell>
          <table:table-cell table:style-name="ce5" office:value-type="float" office:value="960" calcext:value-type="float">
            <text:p><text:s/>960,00 </text:p>
          </table:table-cell>
          <table:table-cell table:style-name="ce5" office:value-type="float" office:value="34649.1" calcext:value-type="float">
            <text:p><text:s/>34.649,10 </text:p>
          </table:table-cell>
          <table:table-cell table:style-name="ce5" office:value-type="float" office:value="-5187.35" calcext:value-type="float">
            <text:p><text:s/>(5.187,35)</text:p>
          </table:table-cell>
          <table:table-cell table:style-name="ce5" office:value-type="float" office:value="-6968.62" calcext:value-type="float">
            <text:p><text:s/>(6.968,62)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2155.97" calcext:value-type="float">
            <text:p><text:s/>(12.155,97)</text:p>
          </table:table-cell>
          <table:table-cell table:style-name="ce5" office:value-type="float" office:value="22493.13" calcext:value-type="float">
            <text:p><text:s/>22.493,13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02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21:39.4750707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46:06.367000000</meta:creation-date>
    <dc:date>2021-12-16T10:21:56.580591983</dc:date>
    <meta:editing-duration>PT1M4S</meta:editing-duration>
    <meta:editing-cycles>3</meta:editing-cycles>
    <meta:generator>LibreOffice/7.2.3.2$Linux_X86_64 LibreOffice_project/20$Build-2</meta:generator>
    <meta:document-statistic meta:table-count="1" meta:cell-count="56" meta:object-count="0"/>
  </office:meta>
</office:document-meta>
</file>